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Role</text:p>
          </table:table-cell>
          <table:table-cell office:value-type="string">
            <text:p>Dept</text:p>
          </table:table-cell>
        </table:table-row>
        <table:table-row table:style-name="ro1">
          <table:table-cell office:value-type="string">
            <text:p>Prahlad</text:p>
          </table:table-cell>
          <table:table-cell office:value-type="string">
            <text:p>Engineer</text:p>
          </table:table-cell>
          <table:table-cell office:value-type="string">
            <text:p>Dev</text:p>
          </table:table-cell>
        </table:table-row>
        <table:table-row table:style-name="ro1">
          <table:table-cell office:value-type="string">
            <text:p>Reddy</text:p>
          </table:table-cell>
          <table:table-cell office:value-type="string">
            <text:p>Engineer</text:p>
          </table:table-cell>
          <table:table-cell office:value-type="string">
            <text:p>Dev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18/07/2017</text:date>, <text:time>18:0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0S</meta:editing-duration>
    <meta:editing-cycles>3</meta:editing-cycles>
    <meta:generator>OpenOffice/4.1.1$Win32 OpenOffice.org_project/411m6$Build-9775</meta:generator>
    <dc:date>2017-07-18T18:08:18.44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